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5.19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309.8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emory organization <text:s/></text:p>
          </table:table-cell>
          <table:table-cell office:value-type="string" calcext:value-type="string">
            <text:p>Industry Publish</text:p>
          </table:table-cell>
          <table:table-cell office:value-type="string" calcext:value-type="string">
            <text:p>Overall</text:p>
          </table:table-cell>
        </table:table-row>
        <table:table-row table:style-name="ro1">
          <table:table-cell office:value-type="string" calcext:value-type="string">
            <text:p>DRAMA: An Architecture for Accelerated Processing Near Memory, 2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make sen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t includes all factors of non sense. Suggest the author go to hospital. </text:p>
          </table:table-cell>
        </table:table-row>
        <table:table-row table:style-name="ro1">
          <table:table-cell office:value-type="string" calcext:value-type="string">
            <text:p>DRISA: A DRAM-based Reconfigurable In-Situ Accelerato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amsung</text:p>
          </table:table-cell>
          <table:table-cell/>
        </table:table-row>
        <table:table-row table:style-name="ro1">
          <table:table-cell office:value-type="string" calcext:value-type="string">
            <text:p>Active Memory Cube: A processing-in-memory architecture for exascale syst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GEMM, DAXPY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Ambit: In-Memory Accelerator for Bulk Bitwise Operations Using Commodity DRAM Technolog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tel, Nvidia</text:p>
          </table:table-cell>
          <table:table-cell/>
        </table:table-row>
        <table:table-row table:style-name="ro1">
          <table:table-cell office:value-type="string" calcext:value-type="string">
            <text:p>A performance analysis of PIM, stream processing, and tiled processing on memory-intensive signal processing kernel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SLC, (FFT), Beam steering 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FT is small, it may fit on chip.</text:p>
          </table:table-cell>
        </table:table-row>
        <table:table-row table:style-name="ro1">
          <table:table-cell office:value-type="string" calcext:value-type="string">
            <text:p>NDA: Near-DRAM acceleration architecture leveraging commodity DRAM devices and standard memory modul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make sense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natubo: a processing-in-memory architecture for bulk bitwise operations in emerging non-volatile memories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PIM: Exploiting Realistic 3D-stacked DRAM for Energy-Efficient Processing In-mem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FS, BC, BS. SS, Kmean, KNN, NF</text:p>
          </table:table-cell>
          <table:table-cell office:value-type="string" calcext:value-type="string">
            <text:p>In bank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proximate computation to give approximate result with really simple architecture, </text:p>
          </table:table-cell>
        </table:table-row>
        <table:table-row table:style-name="ro1">
          <table:table-cell office:value-type="string" calcext:value-type="string">
            <text:p>Scheduling Techniques for GPU Architectures with Processing-In-Memory Capabiliti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ainly discussing how to schedule workload to DRAM. </text:p>
          </table:table-cell>
        </table:table-row>
        <table:table-row table:style-name="ro1">
          <table:table-cell office:value-type="string" calcext:value-type="string">
            <text:p>PRIME: a novel processing-in-memory architecture for neural network computation in ReRAM-based main memor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cc: a DRAM based Accelerator for Accurate CNN Inferen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lerating Bulk Bit-Wise X(N)OR Operation in Processing-in-DRAM Platfor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RING IMPLEMENTATIONS OF NEAR-DATA COMPUTING WITH IN-MEMORY MAPREDUCE WORKLOA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p Reduce 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actical Near-Data Processing for In-memory Analytics Framework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Map Reduce, graph, DNN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all CPUs with some clever implementation. </text:p>
          </table:table-cell>
        </table:table-row>
        <table:table-row table:style-name="ro1">
          <table:table-cell office:value-type="string" calcext:value-type="string">
            <text:p>A 40 nm 222 mW H.264 Full-HD Decoding, 25 Power Domains, 14-Core Application Processor With x512b Stacked DRA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JEDEC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Real fab chip. </text:p>
          </table:table-cell>
        </table:table-row>
        <table:table-row table:style-name="ro1">
          <table:table-cell office:value-type="string" calcext:value-type="string">
            <text:p>Chameleon: Versatile and practical near-DRAM acceleration architecture for large memory syst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2006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3D-Stacked Memory-Side Acceleration: Accelerator and System Desig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haoe, FFT, Resampling, Feature Extraction(MKL, Colfax, MSA)</text:p>
          </table:table-cell>
          <table:table-cell office:value-type="string" calcext:value-type="string">
            <text:p>In bank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ta access optimization in a processing-in-memory syst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XPY, DGEMM, DET</text:p>
          </table:table-cell>
          <table:table-cell office:value-type="string" calcext:value-type="string">
            <text:p>Not in bank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LazyPIM: An Efficient Cache Coherence Mechanism for Processing-in-Memor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JEDE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Discuss coherence, not really related,</text:p>
          </table:table-cell>
        </table:table-row>
        <table:table-row table:style-name="ro1">
          <table:table-cell office:value-type="string" calcext:value-type="string">
            <text:p>Processing-in-memory: A workload-driven perspectiv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JEDEC/in bank 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Google Workloads for Consumer Devices: Mitigating Data Movement Bottlenecks</text:p>
          </table:table-cell>
          <table:table-cell office:value-type="string" calcext:value-type="string">
            <text:p>Not Apply</text:p>
          </table:table-cell>
          <table:table-cell office:value-type="string" calcext:value-type="string">
            <text:p>Consumer Devices </text:p>
          </table:table-cell>
          <table:table-cell/>
          <table:table-cell office:value-type="string" calcext:value-type="string">
            <text:p>Google, Samsung</text:p>
          </table:table-cell>
          <table:table-cell/>
        </table:table-row>
        <table:table-row table:style-name="ro1">
          <table:table-cell office:value-type="string" calcext:value-type="string">
            <text:p>Design and Evaluation of a Processing-in-Memory Architecture for the Smart Memory Cu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ph traversal applications, matrix addition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allenges and Opportunities: From Near-memory Computing to In-memory Computing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ring Specialized Near-Memory Processing for Data Intensive Oper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grep, parallel sort, parallel memcpy, table look up</text:p>
          </table:table-cell>
          <table:table-cell office:value-type="string" calcext:value-type="string">
            <text:p>In bank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e paper, reasonable</text:p>
          </table:table-cell>
        </table:table-row>
        <table:table-row table:style-name="ro1">
          <table:table-cell office:value-type="string" calcext:value-type="string">
            <text:p>A Scalable Processing-in-Memory Accelerator for Parallel Graph Process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ph application</text:p>
          </table:table-cell>
          <table:table-cell office:value-type="string" calcext:value-type="string">
            <text:p>In bank </text:p>
          </table:table-cell>
          <table:table-cell office:value-type="string" calcext:value-type="string">
            <text:p>Oracle Labs</text:p>
          </table:table-cell>
          <table:table-cell office:value-type="string" calcext:value-type="string">
            <text:p>In order core in dram bank.</text:p>
          </table:table-cell>
        </table:table-row>
        <table:table-row table:style-name="ro1">
          <table:table-cell office:value-type="string" calcext:value-type="string">
            <text:p>Near Data Processing: Impact and Optimization of 3D Memory System Architecture on the Uncor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rtunities and Challenges of Performing Vector Operations inside the D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ctor sum, GEMM</text:p>
          </table:table-cell>
          <table:table-cell office:value-type="string" calcext:value-type="string">
            <text:p>In bank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MT-based Logic Layers for Stacked DRAM Architectures: A Proto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apply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fficient In-Memory Processing Using Spintronic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nverse data structure. Linked list, tree, hash table.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Rein Memory: A Single-Chip Binary/Ternary Reconfigurable in-Memory Deep Neural Network Accelerator Achieving 1.4 TOPS at 0.6 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IN mem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t is a SRAM application, power number does not make any sense</text:p>
          </table:table-cell>
        </table:table-row>
        <table:table-row table:style-name="ro1">
          <table:table-cell office:value-type="string" calcext:value-type="string">
            <text:p>Near Memory Key/Value Lookup Acceler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a structure read</text:p>
          </table:table-cell>
          <table:table-cell office:value-type="string" calcext:value-type="string">
            <text:p>In bank 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PEL: Near-Memory Computing Application Performance Prediction via Ensemble Learn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really interesing, it is optimization the simulation speed of NMC. Can be interesting, read in detail in futur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4:06:22.52631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5:36:25.894259291</meta:creation-date>
    <dc:date>2020-02-27T16:35:45.524490064</dc:date>
    <meta:editing-duration>P1DT11H16M6S</meta:editing-duration>
    <meta:editing-cycles>3</meta:editing-cycles>
    <meta:generator>LibreOffice/6.0.7.3$Linux_X86_64 LibreOffice_project/00m0$Build-3</meta:generator>
    <meta:document-statistic meta:table-count="1" meta:cell-count="146" meta:object-count="0"/>
  </office:meta>
</office:document-meta>
</file>